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3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3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3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34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35" style:parent-style-name="Standard" style:family="paragraph">
      <style:paragraph-properties fo:margin-left="-0.0034in" fo:margin-right="0in">
        <style:tab-stops/>
      </style:paragraph-properties>
    </style:style>
    <style:style style:name="T36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37" style:parent-style-name="Standard" style:family="paragraph">
      <style:paragraph-properties fo:margin-left="-0.0034in" fo:margin-right="0in">
        <style:tab-stops/>
      </style:paragraph-properties>
    </style:style>
    <style:style style:name="T3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40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41" style:parent-style-name="Standard" style:family="paragraph">
      <style:paragraph-properties fo:margin-left="0in" fo:margin-right="0in">
        <style:tab-stops/>
      </style:paragraph-properties>
    </style:style>
    <style:style style:name="T4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4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9" style:parent-style-name="Standard" style:family="paragraph">
      <style:paragraph-properties fo:margin-left="-0.0034in" fo:margin-right="0in">
        <style:tab-stops/>
      </style:paragraph-properties>
    </style:style>
    <style:style style:name="T5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5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5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5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54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55" style:parent-style-name="Standard" style:family="paragraph">
      <style:paragraph-properties fo:margin-left="-0.0034in" fo:margin-right="0in">
        <style:tab-stops/>
      </style:paragraph-properties>
    </style:style>
    <style:style style:name="T5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5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4" style:parent-style-name="Standard" style:family="paragraph">
      <style:paragraph-properties fo:margin-left="-0.0034in" fo:margin-right="0in">
        <style:tab-stops/>
      </style:paragraph-properties>
    </style:style>
    <style:style style:name="T6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6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6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68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6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70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71" style:parent-style-name="Standard" style:family="paragraph">
      <style:paragraph-properties fo:margin-left="-0.0034in" fo:margin-right="0in">
        <style:tab-stops/>
      </style:paragraph-properties>
    </style:style>
    <style:style style:name="T7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7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5" style:parent-style-name="Standard" style:family="paragraph">
      <style:paragraph-properties fo:margin-left="-0.0034in" fo:margin-right="0in">
        <style:tab-stops/>
      </style:paragraph-properties>
    </style:style>
    <style:style style:name="T7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7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7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7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80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81" style:parent-style-name="Standard" style:family="paragraph">
      <style:paragraph-properties fo:margin-left="-0.0034in" fo:margin-right="0in">
        <style:tab-stops/>
      </style:paragraph-properties>
    </style:style>
    <style:style style:name="T8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8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9" style:parent-style-name="Standard" style:family="paragraph">
      <style:paragraph-properties fo:margin-left="-0.0034in" fo:margin-right="0in">
        <style:tab-stops/>
      </style:paragraph-properties>
    </style:style>
    <style:style style:name="T9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9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93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9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5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96" style:parent-style-name="Standard" style:family="paragraph">
      <style:paragraph-properties fo:margin-left="-0.0034in" fo:margin-right="0in">
        <style:tab-stops/>
      </style:paragraph-properties>
    </style:style>
    <style:style style:name="T9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9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9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3" style:parent-style-name="Standard" style:family="paragraph">
      <style:paragraph-properties fo:margin-left="-0.0034in" fo:margin-right="0in">
        <style:tab-stops/>
      </style:paragraph-properties>
    </style:style>
    <style:style style:name="T10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0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0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0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1" style:parent-style-name="Standard" style:family="paragraph">
      <style:paragraph-properties fo:margin-left="-0.0034in" fo:margin-right="0in">
        <style:tab-stops/>
      </style:paragraph-properties>
    </style:style>
    <style:style style:name="T11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1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1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6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11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20" style:parent-style-name="Standard" style:family="paragraph">
      <style:paragraph-properties fo:margin-left="-0.0034in" fo:margin-right="0in">
        <style:tab-stops/>
      </style:paragraph-properties>
    </style:style>
    <style:style style:name="T121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22" style:parent-style-name="Standard" style:family="paragraph">
      <style:paragraph-properties fo:margin-left="-0.0034in" fo:margin-right="0in">
        <style:tab-stops/>
      </style:paragraph-properties>
    </style:style>
    <style:style style:name="T12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7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128" style:parent-style-name="Standard" style:family="paragraph">
      <style:paragraph-properties fo:margin-left="-0.0034in" fo:margin-right="0in">
        <style:tab-stops/>
      </style:paragraph-properties>
    </style:style>
    <style:style style:name="T12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3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3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35" style:parent-style-name="Standard" style:family="paragraph">
      <style:paragraph-properties fo:margin-left="-0.0034in" fo:margin-right="0in">
        <style:tab-stops/>
      </style:paragraph-properties>
    </style:style>
    <style:style style:name="T13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40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4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42" style:parent-style-name="Standard" style:family="paragraph">
      <style:paragraph-properties fo:margin-left="0in" fo:margin-right="0in">
        <style:tab-stops/>
      </style:paragraph-properties>
    </style:style>
    <style:style style:name="T143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T144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4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4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47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P148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4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50" style:parent-style-name="Standard" style:family="paragraph">
      <style:paragraph-properties fo:margin-left="-0.0034in" fo:margin-right="0in">
        <style:tab-stops/>
      </style:paragraph-properties>
    </style:style>
    <style:style style:name="T151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Lav</text:span><text:span text:style-name="T3">a</text:span><text:span text:style-name="T4">, Remote</text:span><text:span text:style-name="T5">,</text:span><text:span text:style-name="T6"><text:s/>Proficient = [</text:span><text:span text:style-name="T7">Go</text:span><text:span text:style-name="T8">,<text:s/></text:span><text:span text:style-name="T9">Rust</text:span><text:span text:style-name="T10">,<text:s/></text:span><text:span text:style-name="T11">Java</text:span><text:span text:style-name="T12">,<text:s/></text:span><text:span text:style-name="T13">JavaScript</text:span><text:span text:style-name="T14">,</text:span><text:span text:style-name="T15"><text:s/></text:span><text:span text:style-name="T16">NextJS</text:span><text:span text:style-name="T17">,</text:span><text:span text:style-name="T18"><text:s/></text:span><text:span text:style-name="T19">Postgres</text:span><text:span text:style-name="T20">,<text:s/></text:span><text:span text:style-name="T21">Mongo</text:span><text:span text:style-name="T22">,<text:s/></text:span><text:span text:style-name="T23">Docker</text:span><text:span text:style-name="T24">,</text:span><text:span text:style-name="T25"><text:s/>REST</text:span><text:span text:style-name="T26">,</text:span><text:span text:style-name="T27"><text:s/>GRPC</text:span><text:span text:style-name="T28">,</text:span><text:span text:style-name="T29"><text:s/>Linux</text:span><text:span text:style-name="T30">].</text:span><text:span text:style-name="T31"><text:line-break/>[REDACTED]@gmail.com | t.me/[REDACTED] | linkedin.com/in/lavantien | github.com/lavantien</text:span><text:span text:style-name="T32"><text:s/>| +[REDACTED]</text:span><text:span text:style-name="T33">.</text:span></text:p>
      <text:p text:style-name="P34"/>
      <text:p text:style-name="P35"><text:span text:style-name="T36">CAREER.</text:span></text:p>
      <text:p text:style-name="P37"><text:span text:style-name="T38">Remote Open-Source Developer - Cariyaputta</text:span><text:span text:style-name="T39">, 11/2022 – Present</text:span><text:span text:style-name="T40">.</text:span></text:p>
      <text:p text:style-name="P41"><text:span text:style-name="T42">* Various Projects &amp; Dotfiles.</text:span></text:p>
      <text:p text:style-name="P43">- Design &amp; develop blazingly fast custom REST APIs, dev pipelines, &amp; game servers in Go, Java, &amp; Rust.</text:p>
      <text:p text:style-name="P44">- Create custom MVPs, prototype web apps, &amp; clones in React, NextJS, TailwindCSS, Mongo, Prisma, &amp; Firebase.</text:p>
      <text:p text:style-name="P45">- Write setup, benchmark, &amp; profile scripts for Linux &amp; optimize Neovim dev environment, &amp; Dotfiles in Lua &amp; Bash.</text:p>
      <text:p text:style-name="P46">- Research &amp; create practical applications of functional programming, concurrency, &amp; parallelism in Go &amp; JavaScript.</text:p>
      <text:p text:style-name="P47">- Research &amp; implement edge computing platforms, distributed systems, &amp; genetic algorithms in C++ &amp; Go.</text:p>
      <text:p text:style-name="P48">- Design &amp; implement libraries for cryptography &amp; embedded systems in C. Compile wikis &amp; documentations.</text:p>
      <text:p text:style-name="P49"><text:span text:style-name="T50">Remote Backend Engineer -</text:span><text:span text:style-name="T51"><text:s/></text:span><text:span text:style-name="T52">NTQ Solution</text:span><text:span text:style-name="T53">, 01/2022 – 10/2022</text:span><text:span text:style-name="T54">.</text:span></text:p>
      <text:p text:style-name="P55"><text:span text:style-name="T56">* Project Dropezy &amp; Sayang.</text:span></text:p>
      <text:p text:style-name="P57">- Thoroughly profiling &amp; optimizing services/infrastructures for production release; successfully shipping the products.</text:p>
      <text:p text:style-name="P58">- Create new &amp; optimize existing MongoDB queries &amp; aggregates; Write a lot of unit tests for 90% code coverage.</text:p>
      <text:p text:style-name="P59">- Improve Go code base with more streamlined structure, apply generics &amp; fuzzy tests. Fix Flutter cloud emulator.</text:p>
      <text:p text:style-name="P60">- Design &amp; implement big data importer in Go &amp; JavaScript, migrate data from CSVs to Firebase &amp; MongoDB.</text:p>
      <text:p text:style-name="P61">- Design &amp; write Customer &amp; Fraud Detection GRPC services in Go; optimize performance of Back Office services.</text:p>
      <text:p text:style-name="P62">- Design &amp; write Order &amp; Task GRPC services in Go; integrate REST APIs with shipping vendors in Go.</text:p>
      <text:p text:style-name="P63">- Mentor junior colleagues, define standard documentations, work with cross-functional teams in Figma &amp; GCP.</text:p>
      <text:p text:style-name="P64"><text:span text:style-name="T65">Remote Backend Engineer -</text:span><text:span text:style-name="T66"><text:s/></text:span><text:span text:style-name="T67">Monster Pixel</text:span><text:span text:style-name="T68">,<text:s/></text:span><text:span text:style-name="T69">08/2021 – 12/2021</text:span><text:span text:style-name="T70">.</text:span></text:p>
      <text:p text:style-name="P71"><text:span text:style-name="T72">* Project Ackio Mesh.</text:span></text:p>
      <text:p text:style-name="P73">- Design, research, document, write &amp; setup infrastructure for an MVP edge computing embedded system.</text:p>
      <text:p text:style-name="P74">- Using Go, Python, AWS &amp; Cloud Native Computing Foundation’s technologies such as EdgeX &amp; Docker Compose.</text:p>
      <text:p text:style-name="P75"><text:span text:style-name="T76">Backend Engineer -</text:span><text:span text:style-name="T77"><text:s/></text:span><text:span text:style-name="T78">FPT Software Ho Chi Minh</text:span><text:span text:style-name="T79">, 07/2020 – 12/2020</text:span><text:span text:style-name="T80">.</text:span></text:p>
      <text:p text:style-name="P81"><text:span text:style-name="T82">* Project ETCC E-470 &amp; Halliburton Baroid.</text:span></text:p>
      <text:p text:style-name="P83">- Pair-programming a Go FTP server, with RabbitMQ, Kafka &amp; MinIO to pre-processing data for AI ML.</text:p>
      <text:p text:style-name="P84">- Implement &amp; optimize Trip Building &amp; Toll Calculation micro-services in Java 8, Spring Boot, &amp; Kafka.</text:p>
      <text:p text:style-name="P85">- Implement BackOffice UI &amp; logic with CUBA, PostgreSQL, &amp; Kafka.</text:p>
      <text:p text:style-name="P86">- Write extensive unit tests matching ISO standards; Fix GCP Kubernetes deployment scripts.</text:p>
      <text:p text:style-name="P87">- Design overall system architecture &amp; write Detailed Design Documents &amp; BPMNs.</text:p>
      <text:p text:style-name="P88">- Implement the flow with Appian low-code platform, write custom features in Java 8, Spring Boot, &amp; React.</text:p>
      <text:p text:style-name="P89"><text:span text:style-name="T90">Fullstack Engineer -</text:span><text:span text:style-name="T91"><text:s/></text:span><text:span text:style-name="T92">PALTECH Company Limited</text:span><text:span text:style-name="T93">,<text:s/></text:span><text:span text:style-name="T94">10/2018 – 02/2019 (internship), 02/2019 – 03/2020</text:span><text:span text:style-name="T95">.</text:span></text:p>
      <text:p text:style-name="P96"><text:span text:style-name="T97">* Project FairExchange.</text:span></text:p>
      <text:p text:style-name="P98">- Migrate from legacy JavaEE &amp; Spring MVC to Java 8 &amp; Spring Boot, from AngularJS to Angular with TypeScript.</text:p>
      <text:p text:style-name="P99">- Design &amp; implement end-to-end APIs from database design to frontend in Java 8 &amp; Spring Boot, or Go.</text:p>
      <text:p text:style-name="P100">- Design &amp; write high performance Blackjack &amp; Bullseye Roulette HTML web games.</text:p>
      <text:p text:style-name="P101">- Write Back Office responsive mobile-first frontend in Angular; design &amp; implement its API &amp; db in Spring Boot.</text:p>
      <text:p text:style-name="P102">- Write internal tools in .NET Core. Mentor junior members. Monitor production in ELK stack &amp; AWS.</text:p>
      <text:p text:style-name="P103"><text:span text:style-name="T104">Tech Lead -</text:span><text:span text:style-name="T105"><text:s/></text:span><text:span text:style-name="T106">Team 6789</text:span><text:span text:style-name="T107"><text:s/>(3 members), 08/2017 – 10/2018.</text:span></text:p>
      <text:p text:style-name="P108">* Project SumoBot, LineBot, &amp; MazeBot.</text:p>
      <text:p text:style-name="P109">- Design &amp; create robots’ structures &amp; firmwares in C; optimize algorithms for accuracy &amp; power saving; AWS IoT.</text:p>
      <text:p text:style-name="P110">- Coach software engineering for team members &amp; students.</text:p>
      <text:p text:style-name="P111"><text:span text:style-name="T112">Remote Game Developer -</text:span><text:span text:style-name="T113"><text:s/></text:span><text:span text:style-name="T114">Epic War</text:span><text:span text:style-name="T115">, 08/2007 – 08/2015</text:span><text:span text:style-name="T116">.</text:span></text:p>
      <text:p text:style-name="P117">- Design &amp; write custom WarCraft 3 maps &amp; mods for paid clients in Jass, vJass (OOP Jass), &amp; Lua.</text:p>
      <text:p text:style-name="P118">- Design &amp; model 3D graphical assets &amp; particle effects in Blender; deliver quality product to paid clients every month.</text:p>
      <text:p text:style-name="P119"/>
      <text:p text:style-name="P120"><text:span text:style-name="T121">EDUCATION.</text:span></text:p>
      <text:p text:style-name="P122"><text:span text:style-name="T123">Computer Engineering -</text:span><text:span text:style-name="T124"><text:s/></text:span><text:span text:style-name="T125">University of Information Technology</text:span><text:span text:style-name="T126">, GPA 7.19, drop final thesis, 2015 – 2019</text:span><text:span text:style-name="T127">.</text:span></text:p>
      <text:p text:style-name="P128"><text:span text:style-name="T129">Video Games Modding -</text:span><text:span text:style-name="T130"><text:s/></text:span><text:span text:style-name="T131">The Hive Workshop</text:span><text:span text:style-name="T132">, 2007 – 2015.</text:span></text:p>
      <text:p text:style-name="P133"/>
      <text:p text:style-name="P134">ACTIVITY.</text:p>
      <text:p text:style-name="P135"><text:span text:style-name="T136">1st Place (undefeated) -</text:span><text:span text:style-name="T137"><text:s/></text:span><text:span text:style-name="T138">Team 6789</text:span><text:span text:style-name="T139"><text:s/>(team of 3),<text:s/></text:span><text:span text:style-name="T140">UIT Sumo Robot 2017</text:span><text:span text:style-name="T141">, Robotic Contest.</text:span></text:p>
      <text:p text:style-name="P142"><text:span text:style-name="T143">Regional ACM-ICPC<text:s/></text:span><text:span text:style-name="T144">participant (team of 3) &amp;<text:s/></text:span><text:span text:style-name="T145">National Highschool Olympiad<text:s/></text:span><text:span text:style-name="T146">participant (solo)</text:span><text:span text:style-name="T147">.</text:span></text:p>
      <text:p text:style-name="P148"/>
      <text:p text:style-name="P149">HOBBIES.</text:p>
      <text:p text:style-name="P150"><text:span text:style-name="T151">Programming; Anthropology; Languages; Chess, Rubiks, Video Games; Making YouTube vide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none" style:text-underline-color="font-color"/>
    </style:style>
    <style:style style:name="Internetlink" style:display-name="Internet link" style:family="text">
      <style:text-properties fo:color="#000080" style:text-underline-type="none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none" style:text-underline-color="font-color"/>
    </style:style>
    <style:style style:name="Hyperlink" style:display-name="Hyperlink" style:family="text" style:parent-style-name="DefaultParagraphFont">
      <style:text-properties fo:color="#0563C1" style:text-underline-type="none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VisitedInternetLink" style:display-name="Visited Internet Link" style:family="text">
      <style:text-properties fo:color="#800000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4597in" fo:margin-left="0.4597in" fo:margin-bottom="0.4597in" fo:margin-right="0.4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avantien</meta:initial-creator>
    <dc:creator>LA VĂN TIẾN</dc:creator>
    <meta:creation-date>2023-06-08T02:15:00Z</meta:creation-date>
    <dc:date>2023-08-25T09:26:00Z</dc:date>
    <meta:print-date>2023-07-13T14:53:00Z</meta:print-date>
    <meta:template xlink:href="Normal.dotm" xlink:type="simple"/>
    <meta:editing-cycles>232</meta:editing-cycles>
    <meta:editing-duration>PT60060S</meta:editing-duration>
    <meta:document-statistic meta:page-count="1" meta:paragraph-count="8" meta:word-count="655" meta:character-count="4386" meta:row-count="31" meta:non-whitespace-character-count="3739"/>
  </office:meta>
</office:document-meta>
</file>